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790" officeooo:paragraph-rsid="001ec790"/>
    </style:style>
    <style:style style:name="P2" style:family="paragraph" style:parent-style-name="Standard">
      <style:text-properties officeooo:rsid="001fc315" officeooo:paragraph-rsid="001fc315"/>
    </style:style>
    <style:style style:name="T1" style:family="text">
      <style:text-properties officeooo:rsid="001f499c"/>
    </style:style>
    <style:style style:name="T2" style:family="text">
      <style:text-properties officeooo:rsid="001ff294"/>
    </style:style>
    <style:style style:name="T3" style:family="text">
      <style:text-properties officeooo:rsid="00214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κοπός του παρόντος προγράμματος κατέστη η δημιουργία ενός παίκτη ( περί της ηλικίας των 5 ετών όσον αφορά στις ικανότητές του ) του παιχνιδιού Gomoku. Πρόκειται για μια παραλλαγή της κλασσικής τρίλιζας, σε ένα ευμεγέθες ταμπλό ( 15x15 ), <text:s/>με στόχο την τοποθέτηση πέντε πλακακίων σε διαδοχικές τοποθεσίες.</text:p>
      <text:p text:style-name="P1"/>
      <text:p text:style-name="P1">Κρίθηκε αναγκαία η δημιουργία δύο κλάσεων, Tile και RandomPlayer, οι οποίες υλοποιούν μία θέση εις τον πίνακα, και έναν παίκτη, αντιστοίχως.</text:p>
      <text:p text:style-name="P1"/>
      <text:p text:style-name="P1">Ασφαλώς απαραίτητη <text:span text:style-name="T3">προέκυψε </text:span>η δημιουργία μεθόδων get και set, ώστε να δίνεται δυνατότητα προσπέλασης αλλά και επηρεασμού της τιμής των private στοιχείων των κλάσεων.</text:p>
      <text:p text:style-name="P1"/>
      <text:p text:style-name="P1">Την μέγιστη δυσκολία συναντήσαμε στη δημιουργία μεθόδου επιστροφής των συντεταγμένων μελλοντικής τοποθέτησης πλακακίου ( κινήσεως ), μέσω γεννήτριας τυχαίων αριθμών. Εν προκειμένω, επιχειρήσαμε να λάβουμε συμβουλές απ τον ( δυσθεώρητου αναστήματος στον τομέα αυτό ) κύριο Κορτέση, καθώς επίσης και τον κύριο Cormen, ενός απ τους συγγραφείς του Introduction to Algorithms. Δυστυχώς δε λάβαμε απάντηση στο ηλεκτρονικό ταχυδρομείο. Αντ αυτού επανα-αναγνώσαμε την εκφώνηση και παρατηρήσαμε ότι η ζητούμενη γεννήτρια <text:span text:style-name="T1">έχει κατατεθεί εν το .zip αρχείο που μας παραδίδεται μέσω του διαδικτυακού τόπου e-thmmy. Συνεπώς μέσω επανάληψης τύπου do-while δημιουργούσαμε τυχαίους αριθμούς αντιπροσώπευσης μία θέση στο ταμπλό, έως ότου αυτή η θέση ήταν ελεύθερη.</text:span></text:p>
      <text:p text:style-name="P1"/>
      <text:p text:style-name="P2">Αν <text:span text:style-name="T2">μία ικανότητα οφείλουμε να διατηρήσουμε κατόπιν της περάτωσης του εξαμήνου, είναι η προσεκτική μελέτη των εκφωνήσεω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1:07:14.900485272</meta:creation-date>
    <dc:date>2014-11-18T01:31:32.787735757</dc:date>
    <meta:editing-duration>PT9M5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213" meta:character-count="1476" meta:non-whitespace-character-count="1267"/>
  </office:meta>
</office:document-meta>
</file>